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TraversableGenerator.addContent( Traversable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PrefixResolver.addPrefix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versable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TraversableGenerator.setup( SourceResolver resolver , Map objectModel , String src , Parameters pa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PathTraversableGenerator.setXPathProcessor( XPath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raversable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Traversable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PrefixResolver.prefixToNamespace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TraversableGenerator.performXPathQuery( TraversableSource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PathTraversableGenerator.isXML( TraversableSourc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PrefixResolver.XPathPrefixResolv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TraversableGenerator.setParser( DOM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